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3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1.898cm"/>
    </style:style>
    <style:style style:name="co4" style:family="table-column">
      <style:table-column-properties fo:break-before="auto" style:column-width="14.67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ＭＳ Ｐゴシック" style:font-name-complex="Mangal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4" table:default-cell-style-name="Default"/>
        <table:table-row table:style-name="ro1">
          <table:table-cell office:value-type="string">
            <text:p>7/1/2015</text:p>
          </table:table-cell>
          <table:table-cell office:value-type="string">
            <text:p>Design the common string algorithm</text:p>
          </table:table-cell>
        </table:table-row>
        <table:table-row table:style-name="ro1">
          <table:table-cell office:value-type="string">
            <text:p>8/1/2015</text:p>
          </table:table-cell>
          <table:table-cell table:style-name="ce1" office:value-type="string">
            <text:p>Complete the design of common string algorithm and test it.</text:p>
          </table:table-cell>
        </table:table-row>
        <table:table-row table:style-name="ro1">
          <table:table-cell office:value-type="string">
            <text:p>9/1/2015</text:p>
          </table:table-cell>
          <table:table-cell office:value-type="string">
            <text:p>Design the database structure, load some dummy data, connect it with algorithm, test it.</text:p>
          </table:table-cell>
        </table:table-row>
        <table:table-row table:style-name="ro1">
          <table:table-cell table:style-name="ce1" office:value-type="string">
            <text:p>10/1/2015</text:p>
          </table:table-cell>
          <table:table-cell office:value-type="string">
            <text:p>Holiday - Saturday</text:p>
          </table:table-cell>
        </table:table-row>
        <table:table-row table:style-name="ro1">
          <table:table-cell table:style-name="ce1" office:value-type="string">
            <text:p>11/1/2015</text:p>
          </table:table-cell>
          <table:table-cell office:value-type="string">
            <text:p>Holiday – Sunday</text:p>
          </table:table-cell>
        </table:table-row>
        <table:table-row table:style-name="ro1">
          <table:table-cell office:value-type="string">
            <text:p>12/1/2015</text:p>
          </table:table-cell>
          <table:table-cell table:style-name="ce1" office:value-type="string">
            <text:p>Holiday – Public Holiday</text:p>
          </table:table-cell>
        </table:table-row>
        <table:table-row table:style-name="ro1">
          <table:table-cell office:value-type="string">
            <text:p>13/1/2015</text:p>
          </table:table-cell>
          <table:table-cell office:value-type="string">
            <text:p>Complete remaining GUI, connect it with Algorithm and databaseStart creating interface</text:p>
          </table:table-cell>
        </table:table-row>
        <table:table-row table:style-name="ro1">
          <table:table-cell office:value-type="string">
            <text:p>14/1/2015</text:p>
          </table:table-cell>
          <table:table-cell office:value-type="string">
            <text:p>Complete testing of System, BUG fixing.</text:p>
          </table:table-cell>
        </table:table-row>
        <table:table-row table:style-name="ro1">
          <table:table-cell office:value-type="string">
            <text:p>15/1/2015</text:p>
          </table:table-cell>
          <table:table-cell office:value-type="string">
            <text:p>Create Presentation, Present it.</text:p>
          </table:table-cell>
        </table:table-row>
      </table:table>
      <table:table table:name="Sheet2" table:style-name="ta1" table:print="false">
        <table:table-column table:style-name="co3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6">2015/01/06</text:date>, <text:time>16:52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hubham baldava</meta:initial-creator>
    <meta:creation-date>2015-01-06T15:46:41.15</meta:creation-date>
    <dc:date>2015-01-06T16:52:21.18</dc:date>
    <dc:creator>shubham baldava</dc:creator>
    <meta:editing-duration>PT10M46S</meta:editing-duration>
    <meta:editing-cycles>2</meta:editing-cycles>
    <meta:generator>OpenOffice/4.1.1$Win32 OpenOffice.org_project/411m6$Build-9775</meta:generator>
    <meta:document-statistic meta:table-count="3" meta:cell-count="18" meta:object-count="0"/>
  </office:meta>
</office:document-meta>
</file>